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b62" officeooo:paragraph-rsid="00047b62"/>
    </style:style>
    <style:style style:name="P2" style:family="paragraph" style:parent-style-name="Standard">
      <style:text-properties officeooo:rsid="0004d34c" officeooo:paragraph-rsid="0004d34c"/>
    </style:style>
    <style:style style:name="P3" style:family="paragraph" style:parent-style-name="Standard">
      <style:text-properties officeooo:rsid="0006cd44" officeooo:paragraph-rsid="0006cd44"/>
    </style:style>
    <style:style style:name="P4" style:family="paragraph" style:parent-style-name="Standard">
      <style:text-properties officeooo:rsid="0007dfb8" officeooo:paragraph-rsid="0007dfb8"/>
    </style:style>
    <style:style style:name="P5" style:family="paragraph" style:parent-style-name="Standard">
      <style:text-properties officeooo:rsid="000978b8" officeooo:paragraph-rsid="000978b8"/>
    </style:style>
    <style:style style:name="P6" style:family="paragraph" style:parent-style-name="Standard">
      <style:text-properties officeooo:rsid="000a87df" officeooo:paragraph-rsid="000a87df"/>
    </style:style>
    <style:style style:name="T1" style:family="text">
      <style:text-properties officeooo:rsid="000491bc"/>
    </style:style>
    <style:style style:name="T2" style:family="text">
      <style:text-properties officeooo:rsid="000978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générale du projet</text:p>
      <text:p text:style-name="P1"/>
      <text:p text:style-name="P1">L’objectif était de créer un site de covoi<text:span text:style-name="T1">turage tel blablacar. Donc nous voulions qu’un utilisateur lambda puisse facilement créer ou s’inscrire à un trajet. De plus nous voulions ajouter une possibilité de discussion privée entre utilisateur afin de leur permettre d’échanger sur des potentiels trajet a venir. </text:span></text:p>
      <text:p text:style-name="P1"/>
      <text:p text:style-name="P3">Pour nous répartir les taches nous avons utilisé l’outils trello qui permet la gestion de tâche et des membres qui s’en occupe.</text:p>
      <text:p text:style-name="P2">Répartition des tâches :</text:p>
      <text:p text:style-name="P3"/>
      <text:p text:style-name="P3"/>
      <text:p text:style-name="P3">antoine : page d’accueil, inscription, connexion, page restrajet, page trajet, page favoris, mot de passe oublier.</text:p>
      <text:p text:style-name="P4">j’ai fait la page d’accueil qui représente l’emplacement pour faire la recherche de trajet. La page de connexion et inscription, avec l’inscription en ajax. La page de résultat de la recherche de trajet qui affiche une liste des différents trajets qui correspondent au critère et un possibilité de rechercher avec de nouveau argument ainsi que de mettre en favoris la recherche tout ça sans recharger la page.</text:p>
      <text:p text:style-name="P4">J’ai fait également la page du trajet qui représente le trajet trouver et qui regroupe <text:span text:style-name="T2">les informations sur le trajet, l’utilisateur qui conduit, l’itinéraire et les personnes qui sont présentes par rapport au étapes auxquelles ils sont inscrit, un espace pour s’inscrire ou valider, ou même se désinscrire ou retirer le trajet et pour finir un espace de commentaires qui a des intéractions sans recharger la page.</text:span></text:p>
      <text:p text:style-name="P5">De plus j’ai également fait une page de favoris ainsi que le composant qui regroupe les différentes recherches favorite et le lien qui permet d’y acceder.</text:p>
      <text:p text:style-name="P5">Enfin j’ai fait un espace mot de passe oublier pour retrouver un mot de passe oublié.</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23:38.184293453</meta:creation-date>
    <dc:date>2019-01-16T12:18:51.291350557</dc:date>
    <meta:editing-duration>PT42M32S</meta:editing-duration>
    <meta:editing-cycles>1</meta:editing-cycles>
    <meta:document-statistic meta:table-count="0" meta:image-count="0" meta:object-count="0" meta:page-count="1" meta:paragraph-count="9" meta:word-count="269" meta:character-count="1671" meta:non-whitespace-character-count="1410"/>
    <meta:generator>LibreOffice/5.1.6.2$Linux_X86_64 LibreOffice_project/10m0$Build-2</meta:generator>
  </office:meta>
</office:document-meta>
</file>